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style:font-name="DejaVu Sans Mono" fo:font-size="10.5pt" fo:font-weight="bold" officeooo:paragraph-rsid="000e1e29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style:font-name="DejaVu Sans Mono" fo:font-size="10.5pt" style:font-size-asian="10.5pt" style:font-size-complex="10.5pt"/>
    </style:style>
    <style:style style:name="P3" style:family="paragraph" style:parent-style-name="Preformatted_20_Text">
      <style:text-properties style:font-name="DejaVu Sans Mono" fo:font-size="10.5pt" fo:font-weight="bold" officeooo:paragraph-rsid="000e1e29" style:font-size-asian="10.5pt" style:font-weight-asian="bold" style:font-size-complex="10.5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size="10.5pt" officeooo:paragraph-rsid="000e1e29" style:font-size-asian="10.5pt" style:font-size-complex="10.5pt"/>
    </style:style>
    <style:style style:name="P5" style:family="paragraph" style:parent-style-name="Footnote">
      <style:text-properties fo:font-size="8pt" officeooo:paragraph-rsid="000e1e29" style:font-size-asian="8pt" style:font-size-complex="8pt"/>
    </style:style>
    <style:style style:name="P6" style:family="paragraph" style:parent-style-name="Standard">
      <style:text-properties style:font-name="DejaVu Sans Mono" fo:font-size="10.5pt" officeooo:paragraph-rsid="000e1e29" style:font-size-asian="10.5pt" style:font-size-complex="10.5pt"/>
    </style:style>
    <style:style style:name="P7" style:family="paragraph" style:parent-style-name="Standard">
      <style:text-properties style:font-name="DejaVu Sans Mono" fo:font-size="10.5pt" fo:font-style="normal" officeooo:paragraph-rsid="000e1e29" style:font-size-asian="10.5pt" style:font-style-asian="normal" style:font-size-complex="10.5pt" style:font-style-complex="normal"/>
    </style:style>
    <style:style style:name="P8" style:family="paragraph" style:parent-style-name="Standard">
      <style:text-properties style:font-name="DejaVu Sans Mono" fo:font-size="10.5pt" fo:font-style="normal" officeooo:paragraph-rsid="000f6953" style:font-size-asian="10.5pt" style:font-style-asian="normal" style:font-size-complex="10.5pt" style:font-style-complex="normal"/>
    </style:style>
    <style:style style:name="P9" style:family="paragraph" style:parent-style-name="Standard">
      <style:text-properties style:font-name="DejaVu Sans Mono" fo:font-size="10.5pt" fo:font-style="normal" officeooo:paragraph-rsid="00157ede" style:font-size-asian="10.5pt" style:font-style-asian="normal" style:font-size-complex="10.5pt" style:font-style-complex="normal"/>
    </style:style>
    <style:style style:name="P10" style:family="paragraph" style:parent-style-name="Standard">
      <style:text-properties style:font-name="DejaVu Sans Mono" fo:font-size="10.5pt" fo:font-style="normal" fo:font-weight="bold" officeooo:paragraph-rsid="000f6953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Standard">
      <style:text-properties style:font-name="DejaVu Sans Mono" fo:font-size="10.5pt" fo:font-style="normal" style:text-underline-style="none" fo:font-weight="bold" officeooo:rsid="000e1e29" officeooo:paragraph-rsid="000e1e29" style:font-size-asian="10.5pt" style:font-style-asian="normal" style:font-weight-asian="bold" style:font-size-complex="10.5pt" style:font-style-complex="normal" style:font-weight-complex="bold"/>
    </style:style>
    <style:style style:name="P12" style:family="paragraph" style:parent-style-name="Standard">
      <style:text-properties style:font-name="DejaVu Sans Mono" fo:font-size="10.5pt" fo:font-weight="bold" officeooo:rsid="000e1e29" officeooo:paragraph-rsid="000e1e29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DejaVu Sans Mono" fo:font-size="10.5pt" fo:font-weight="bold" officeooo:rsid="000e1e29" officeooo:paragraph-rsid="000f6953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DejaVu Sans Mono" fo:font-size="10.5pt" fo:font-weight="bold" officeooo:rsid="000e1e29" officeooo:paragraph-rsid="00126b17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use-window-font-color="true" loext:opacity="0%" style:font-name="DejaVu Sans Mono" fo:font-size="10.5pt" fo:font-style="normal" style:text-underline-style="none" fo:font-weight="bold" officeooo:rsid="000e1e29" officeooo:paragraph-rsid="000e1e29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Standard">
      <style:text-properties style:use-window-font-color="true" loext:opacity="0%" style:font-name="DejaVu Sans Mono" fo:font-size="10.5pt" fo:font-style="normal" style:text-underline-style="none" fo:font-weight="bold" officeooo:rsid="000e1e29" officeooo:paragraph-rsid="00157ede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>
      <style:text-properties style:use-window-font-color="true" loext:opacity="0%" style:font-name="DejaVu Sans Mono" fo:font-size="10.5pt" fo:font-style="normal" style:text-underline-style="none" fo:font-weight="bold" officeooo:rsid="0013317c" officeooo:paragraph-rsid="0013317c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Standard">
      <style:text-properties style:use-window-font-color="true" loext:opacity="0%" style:font-name="DejaVu Sans Mono" fo:font-size="11pt" fo:font-style="normal" style:text-underline-style="none" fo:font-weight="bold" officeooo:rsid="0013317c" officeooo:paragraph-rsid="0013317c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color="#2a6099" loext:opacity="100%" fo:font-weight="bold" officeooo:rsid="000e1e29" style:font-weight-asian="bold" style:font-weight-complex="bold"/>
    </style:style>
    <style:style style:name="T5" style:family="text">
      <style:text-properties fo:color="#2a6099" loext:opacity="100%" fo:font-weight="bold" officeooo:rsid="000f6953" style:font-weight-asian="bold" style:font-weight-complex="bold"/>
    </style:style>
    <style:style style:name="T6" style:family="text">
      <style:text-properties fo:color="#2a6099" loext:opacity="100%" fo:font-weight="bold" officeooo:rsid="00157ede" style:font-weight-asian="bold" style:font-weight-complex="bold"/>
    </style:style>
    <style:style style:name="T7" style:family="text">
      <style:text-properties fo:color="#2a6099" loext:opacity="100%" fo:font-weight="bold" officeooo:rsid="00176402" style:font-weight-asian="bold" style:font-weight-complex="bold"/>
    </style:style>
    <style:style style:name="T8" style:family="text">
      <style:text-properties fo:color="#2a6099" loext:opacity="100%" style:text-underline-style="none" fo:font-weight="bold" officeooo:rsid="000e1e29" style:font-weight-asian="bold" style:font-weight-complex="bold"/>
    </style:style>
    <style:style style:name="T9" style:family="text">
      <style:text-properties fo:color="#2a6099" loext:opacity="100%" style:text-underline-style="none" fo:font-weight="bold" officeooo:rsid="000f6953" style:font-weight-asian="bold" style:font-weight-complex="bold"/>
    </style:style>
    <style:style style:name="T10" style:family="text">
      <style:text-properties fo:color="#2a6099" loext:opacity="100%" style:text-underline-style="none" fo:font-weight="bold" officeooo:rsid="00157ede" style:font-weight-asian="bold" style:font-weight-complex="bold"/>
    </style:style>
    <style:style style:name="T11" style:family="text">
      <style:text-properties fo:color="#2a6099" loext:opacity="100%" style:text-underline-style="none" fo:font-weight="bold" officeooo:rsid="00176402" style:font-weight-asian="bold" style:font-weight-complex="bold"/>
    </style:style>
    <style:style style:name="T12" style:family="text">
      <style:text-properties fo:color="#2a6099" loext:opacity="100%" style:text-underline-style="none" officeooo:rsid="000e1e29"/>
    </style:style>
    <style:style style:name="T13" style:family="text">
      <style:text-properties fo:color="#2a6099" loext:opacity="100%" officeooo:rsid="000e1e29"/>
    </style:style>
    <style:style style:name="T14" style:family="text">
      <style:text-properties fo:color="#2a6099" loext:opacity="100%" officeooo:rsid="001143c0"/>
    </style:style>
    <style:style style:name="T15" style:family="text">
      <style:text-properties fo:color="#2a6099" loext:opacity="100%" officeooo:rsid="000f6953"/>
    </style:style>
    <style:style style:name="T16" style:family="text">
      <style:text-properties style:use-window-font-color="true" loext:opacity="0%" fo:font-weight="bold" style:font-weight-asian="bold" style:font-weight-complex="bold"/>
    </style:style>
    <style:style style:name="T17" style:family="text">
      <style:text-properties style:use-window-font-color="true" loext:opacity="0%" fo:font-weight="bold" officeooo:rsid="000e1e29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121daf" style:font-weight-asian="bold" style:font-weight-complex="bold"/>
    </style:style>
    <style:style style:name="T21" style:family="text">
      <style:text-properties style:text-underline-style="none" fo:font-weight="bold" officeooo:rsid="000e1e29" style:font-weight-asian="bold" style:font-weight-complex="bold"/>
    </style:style>
    <style:style style:name="T22" style:family="text">
      <style:text-properties style:text-underline-style="none" fo:font-weight="bold" officeooo:rsid="00157ede" style:font-weight-asian="bold" style:font-weight-complex="bold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officeooo:rsid="00121daf"/>
    </style:style>
    <style:style style:name="T25" style:family="text">
      <style:text-properties officeooo:rsid="000e1e29"/>
    </style:style>
    <style:style style:name="T26" style:family="text">
      <style:text-properties style:font-name="DejaVu Sans Mono" fo:font-size="6pt" style:font-size-asian="6pt" style:font-size-complex="6pt"/>
    </style:style>
    <style:style style:name="T27" style:family="text">
      <style:text-properties style:font-name="DejaVu Sans Mono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28" style:family="text">
      <style:text-properties style:font-name="DejaVu Sans Mono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font-name="DejaVu Sans Mono" style:text-underline-style="solid" style:text-underline-width="auto" style:text-underline-color="font-color" fo:font-weight="bold" officeooo:rsid="00121daf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0f6953"/>
    </style:style>
    <style:style style:name="T32" style:family="text">
      <style:text-properties officeooo:rsid="00157e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8"><text:note text:id="ftn0" text:note-class="footnote"><text:note-citation>1</text:note-citation><text:note-body><text:p text:style-name="P5"><text:span text:style-name="T26">CCLI Song # 7139992 © 2019 CityAlight Music | Farren Love And War Publishing | Integrity's Alleluia! Music | Wanaaring Road Music. For use solely with the SongSelect® Terms of Use. All rights reserved. </text:span><text:a xlink:type="simple" xlink:href="http://www.ccli.com/" text:style-name="Internet_20_link" text:visited-style-name="Visited_20_Internet_20_Link"><text:span text:style-name="T26">www.ccli.com</text:span></text:a><text:span text:style-name="T26"> CCLI License # 3266058</text:span></text:p></text:note-body></text:note></text:span><text:span text:style-name="T29">Jesus, Strong and Kind</text:span><text:span text:style-name="T28"> (CCLI)</text:span></text:p>
      <text:p text:style-name="P2"/>
      <text:p text:style-name="P2"><text:span text:style-name="T1">[ CHORDS ] <text:s text:c="4"/></text:span><text:span text:style-name="T3">D <text:s text:c="6"/>G <text:s text:c="6"/>A <text:s text:c="6"/></text:span><text:span text:style-name="T4">A</text:span><text:span text:style-name="T7">sus</text:span><text:span text:style-name="T4"> <text:s text:c="3"/></text:span><text:span text:style-name="T3">Bm <text:s/></text:span><text:span text:style-name="T16"><text:s text:c="6"/>[ CAPO </text:span><text:span text:style-name="T17">2</text:span><text:span text:style-name="T16"> ]</text:span></text:p>
      <text:p text:style-name="P1"><text:s text:c="15"/>xoo=== <text:s/>==oo== <text:s/>oo===o <text:s/>oo===o <text:s/>======</text:p>
      <text:p text:style-name="P1"><text:s text:c="15"/>|||||| <text:s/>|||||| <text:s/>|||||| <text:s/>|||||| <text:s/>||||||</text:p>
      <text:p text:style-name="P1"><text:s text:c="15"/>|||O|O <text:s/>|O|||| <text:s/>||OOO| <text:s/>||<text:span text:style-name="T25">OO</text:span>|| <text:s/>OO|<text:span text:style-name="T25">|</text:span>|O</text:p>
      <text:p text:style-name="P1"><text:s text:c="15"/>||||O| <text:s/>O|||OO <text:s/>|||||| <text:s/>||||<text:span text:style-name="T25">O</text:span>| <text:s/>||||O|</text:p>
      <text:p text:style-name="P3"><text:span text:style-name="T2"><text:s text:c="15"/>|||||| <text:s/>|||||| <text:s/>|||||| <text:s/>|||||| <text:s/>||O</text:span><text:span text:style-name="T13">O</text:span><text:span text:style-name="T2">||</text:span></text:p>
      <text:p text:style-name="P6"/>
      <text:p text:style-name="P12">[ INTRO ] <text:s text:c="5"/><text:span text:style-name="T2">| D <text:s/>| G D <text:s/>| Bm A <text:s/>| D <text:s/></text:span><text:span text:style-name="T14">|</text:span></text:p>
      <text:p text:style-name="P6"/>
      <text:p text:style-name="P7"><text:span text:style-name="T19">[ VERSE </text:span><text:span text:style-name="T20">1</text:span><text:span text:style-name="T19"> </text:span><text:span text:style-name="T21">] <text:s text:c="3"/></text:span><text:span text:style-name="T8">D <text:s text:c="15"/>G <text:s text:c="3"/>D <text:s text:c="6"/>Bm <text:s text:c="7"/>A <text:s text:c="6"/>D</text:span></text:p>
      <text:p text:style-name="P7"><text:span text:style-name="T21"><text:s text:c="15"/></text:span><text:span text:style-name="T23">Je-sus</text:span> said <text:span text:style-name="T24">t</text:span>hat if I thirst, I <text:s/>should come to him</text:p>
      <text:p text:style-name="P7"><text:s text:c="15"/><text:span text:style-name="T8">D <text:s text:c="14"/>G <text:s text:c="5"/>D <text:s text:c="2"/>Bm <text:s text:c="7"/>A <text:s text:c="6"/>D</text:span></text:p>
      <text:p text:style-name="P7"><text:s text:c="15"/>No one else can sa-tis-fy, I <text:s/>should come to him</text:p>
      <text:p text:style-name="P7"/>
      <text:p text:style-name="P8"><text:span text:style-name="T19">[ VERSE 2 </text:span><text:span text:style-name="T21">] <text:s text:c="3"/></text:span><text:span text:style-name="T8">D <text:s text:c="13"/>G <text:s text:c="3"/>D <text:s text:c="4"/>Bm <text:s text:c="7"/>A <text:s text:c="6"/>D</text:span></text:p>
      <text:p text:style-name="P7"><text:span text:style-name="T21"><text:s text:c="12"/></text:span><text:s text:c="3"/>Je-sus said <text:span text:style-name="T24">i</text:span>f I am weak, I <text:s/>should come to him</text:p>
      <text:p text:style-name="P8"><text:s text:c="15"/><text:span text:style-name="T8">D <text:s text:c="14"/>G <text:s text:c="4"/>D <text:s text:c="8"/>Bm <text:s text:c="7"/>A <text:s text:c="6"/>D</text:span></text:p>
      <text:p text:style-name="P7"><text:s text:c="15"/>No one else can be my strength, I <text:s/>should come to him</text:p>
      <text:p text:style-name="P7"/>
      <text:p text:style-name="P7"><text:span text:style-name="T21">[ </text:span><text:span text:style-name="T19">C</text:span><text:span text:style-name="T21">HORUS </text:span><text:span text:style-name="T22">A</text:span><text:span text:style-name="T21"> ] <text:s text:c="10"/></text:span><text:span text:style-name="T9">G <text:s text:c="6"/>D <text:s text:c="7"/>A <text:s text:c="4"/>D</text:span></text:p>
      <text:p text:style-name="P7"><text:span text:style-name="T21"><text:s text:c="11"/></text:span><text:s text:c="4"/>For the Lord is good and faith-ful</text:p>
      <text:p text:style-name="P8"><text:s text:c="23"/><text:span text:style-name="T9">G <text:s text:c="6"/>D <text:s text:c="6"/>A</text:span><text:span text:style-name="T11">sus</text:span><text:span text:style-name="T9"> <text:s/>A</text:span></text:p>
      <text:p text:style-name="P7"><text:s text:c="15"/>He will keep us day and night</text:p>
      <text:p text:style-name="P9"><text:s text:c="22"/><text:span text:style-name="T9">G <text:s text:c="6"/>D <text:s text:c="5"/>A <text:s/>Bm <text:s text:c="2"/>G <text:s text:c="6"/>A <text:s text:c="9"/>D</text:span></text:p>
      <text:p text:style-name="P9"><text:s text:c="15"/>We can al-ways run to Je-sus, Je-sus, strong and kind</text:p>
      <text:p text:style-name="P7"/>
      <text:p text:style-name="P13">[ <text:span text:style-name="T31">TURNAROUND</text:span> ] <text:span text:style-name="T2">| D <text:s/>| G D <text:s/>| Bm A <text:s/>| D <text:s/></text:span><text:span text:style-name="T14">|</text:span></text:p>
      <text:p text:style-name="P13"><text:span text:style-name="T2"/></text:p>
      <text:p text:style-name="P10"><text:span text:style-name="T18">[ VERSE 3</text:span> <text:span text:style-name="T25">] <text:s text:c="3"/></text:span><text:span text:style-name="T12">D <text:s text:c="15"/>G <text:s text:c="3"/>D <text:s text:c="4"/>Bm <text:s text:c="6"/>A <text:s text:c="6"/>D</text:span></text:p>
      <text:p text:style-name="P7"><text:s text:c="15"/>Je-sus said <text:span text:style-name="T24">t</text:span>hat if I fear, I should come to him</text:p>
      <text:p text:style-name="P8"><text:s text:c="15"/><text:span text:style-name="T8">D <text:s text:c="14"/>G <text:s text:c="4"/>D <text:s text:c="6"/>Bm <text:s text:c="6"/>A <text:s text:c="6"/>D</text:span></text:p>
      <text:p text:style-name="P7"><text:s text:c="15"/>No one else can be my shield, I should come to him</text:p>
      <text:p text:style-name="P7"/>
      <text:p text:style-name="P11">[ CHORUS <text:span text:style-name="T32">A </text:span>]</text:p>
      <text:p text:style-name="P11"/>
      <text:p text:style-name="P14">[ <text:span text:style-name="T31">TURNAROUND</text:span> ] <text:span text:style-name="T2">| D <text:s/>| G D <text:s/>| Bm A <text:s/>| D <text:s/></text:span><text:span text:style-name="T14">|</text:span></text:p>
      <text:p text:style-name="P7"/>
      <text:p text:style-name="P8"><text:span text:style-name="T19">[ VERSE 4 </text:span><text:span text:style-name="T21">] <text:s text:c="3"/></text:span><text:span text:style-name="T8">D <text:s text:c="13"/>G <text:s text:c="3"/>D <text:s text:c="4"/>Bm <text:s text:c="5"/>A <text:s text:c="6"/>D</text:span></text:p>
      <text:p text:style-name="P7"><text:span text:style-name="T21"><text:s text:c="15"/></text:span>Je-sus said if I am lost, He will come to me</text:p>
      <text:p text:style-name="P8"><text:s text:c="15"/><text:span text:style-name="T8">D <text:s text:c="15"/>G <text:s text:c="6"/>D <text:s text:c="5"/>Bm <text:s text:c="5"/>A <text:s text:c="6"/>D</text:span></text:p>
      <text:p text:style-name="P7"><text:s text:c="15"/>And he showed me on that cross, He will come to me</text:p>
      <text:p text:style-name="P7"/>
      <text:p text:style-name="P15"><text:span text:style-name="T24">[ CHORUS </text:span><text:span text:style-name="T32">A</text:span><text:span text:style-name="T24"> ]</text:span></text:p>
      <text:p text:style-name="P15"/>
      <text:p text:style-name="P9"><text:span text:style-name="T21">[ </text:span><text:span text:style-name="T19">C</text:span><text:span text:style-name="T21">HORUS </text:span><text:span text:style-name="T22">B </text:span><text:span text:style-name="T21">] <text:s text:c="10"/></text:span><text:span text:style-name="T9">G <text:s text:c="6"/>D <text:s text:c="7"/>A <text:s text:c="4"/>D</text:span></text:p>
      <text:p text:style-name="P9"><text:span text:style-name="T21"><text:s text:c="11"/></text:span><text:s text:c="4"/>For the Lord is good and faith-ful</text:p>
      <text:p text:style-name="P9"><text:s text:c="23"/><text:span text:style-name="T9">G <text:s text:c="6"/>D <text:s text:c="6"/>A</text:span><text:span text:style-name="T11">sus</text:span><text:span text:style-name="T9"> <text:s/>A</text:span></text:p>
      <text:p text:style-name="P9"><text:s text:c="15"/>He will keep us day and night</text:p>
      <text:p text:style-name="P9"><text:s text:c="22"/><text:span text:style-name="T9">G <text:s text:c="6"/>D <text:s text:c="5"/>A <text:s/>Bm <text:s text:c="2"/>G <text:s text:c="6"/>A <text:s text:c="9"/></text:span><text:span text:style-name="T10">Bm</text:span></text:p>
      <text:p text:style-name="P9"><text:s text:c="15"/>We can al-ways run to Je-sus, Je-sus, strong and kind</text:p>
      <text:p text:style-name="P16"/>
      <text:p text:style-name="P17">[ OUTRO ] <text:s text:c="5"/><text:span text:style-name="T15">G <text:s text:c="6"/>A <text:s text:c="9"/></text:span><text:span text:style-name="T2">D</text:span></text:p>
      <text:p text:style-name="P17"><text:span text:style-name="T30"><text:s text:c="15"/>Je-sus, strong and ki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7T23:00:48.335362581</dc:date>
    <meta:editing-duration>PT2H54M29S</meta:editing-duration>
    <meta:editing-cycles>16</meta:editing-cycles>
    <meta:generator>LibreOffice/7.6.7.2$Linux_X86_64 LibreOffice_project/60$Build-2</meta:generator>
    <meta:print-date>2025-05-27T22:50:02.076930983</meta:print-date>
    <meta:printed-by>PDF files</meta:printed-by>
    <meta:document-statistic meta:table-count="0" meta:image-count="0" meta:object-count="0" meta:page-count="1" meta:paragraph-count="43" meta:word-count="381" meta:character-count="2466" meta:non-whitespace-character-count="1154"/>
  </office:meta>
</office:document-meta>
</file>